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6.3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7.8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9.3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10.7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12.2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3.7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5.2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6.783cm" svg:y="2.246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8.183cm" svg:y="2.246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9.683cm" svg:y="2.246cm">
          <draw:text-box>
            <text:p><text:span text:style-name="T2">9</text:span></text:p>
          </draw:text-box>
        </draw:frame>
        <draw:custom-shape draw:style-name="gr3" draw:text-style-name="P4" draw:layer="layout" svg:width="1.588cm" svg:height="1.402cm" svg:x="4.551cm" svg:y="8.5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7.952cm" svg:y="8.5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588cm" svg:height="1.402cm" svg:x="11.353cm" svg:y="8.5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8.155cm" svg:y="8.523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1.556cm" svg:y="8.524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588cm" svg:height="1.402cm" svg:x="10.254cm" svg:y="10.92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12.454cm" svg:y="10.92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10.255cm" svg:y="13.52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4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4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ustom-shape draw:style-name="gr3" draw:text-style-name="P4" xml:id="id5" draw:id="id5" draw:layer="layout" svg:width="1.588cm" svg:height="1.402cm" svg:x="14.755cm" svg:y="10.92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14.756cm" svg:y="13.3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549cm" svg:y1="12.325cm" svg:x2="15.55cm" svg:y2="13.324cm" draw:start-shape="id5" draw:start-glue-point="8" draw:end-shape="id6" draw:end-glue-point="4" svg:d="M15549 12325l1 999" svg:viewBox="0 0 2 1000">
          <text:p/>
        </draw:connector>
        <draw:connector draw:style-name="gr4" draw:text-style-name="P1" draw:layer="layout" draw:type="line" svg:x1="12.941cm" svg:y1="9.222cm" svg:x2="15.549cm" svg:y2="10.923cm" draw:start-shape="id1" draw:start-glue-point="10" draw:end-shape="id5" draw:end-glue-point="4" svg:d="M12941 9222l2608 1701" svg:viewBox="0 0 2609 1702">
          <text:p/>
        </draw:connector>
        <draw:frame draw:style-name="gr5" draw:text-style-name="P5" draw:layer="layout" svg:width="4.566cm" svg:height="1.28cm" svg:x="13.759cm" svg:y="17.568cm">
          <draw:text-box>
            <text:p text:style-name="P5"><text:span text:style-name="T3">height =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19:34.642948364</dc:date>
    <dc:creator>elucterio </dc:creator>
    <meta:editing-duration>PT6M18S</meta:editing-duration>
    <meta:editing-cycles>6</meta:editing-cycles>
    <meta:generator>LibreOffice/4.2.8.2$Linux_X86_64 LibreOffice_project/420m0$Build-2</meta:generator>
    <meta:document-statistic meta:object-count="36"/>
  </office:meta>
</office:document-meta>
</file>